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6214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b6" officeooo:paragraph-rsid="006214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6214c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9b3f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a3e9c" officeooo:paragraph-rsid="0064e3a2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af50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af5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52e369"/>
    </style:style>
    <style:style style:name="P12" style:family="paragraph" style:parent-style-name="Standard">
      <style:paragraph-properties fo:text-align="start" style:justify-single-word="false"/>
      <style:text-properties officeooo:paragraph-rsid="005baf50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52e369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64e3a2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6214cc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6a3e9c" officeooo:paragraph-rsid="0064e3a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65fced" officeooo:paragraph-rsid="0065fce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670cae" officeooo:paragraph-rsid="00670ca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3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61b86d" officeooo:paragraph-rsid="00605b44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63be59" officeooo:paragraph-rsid="00605b44"/>
    </style:style>
    <style:style style:name="T1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dc9d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54176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64e3a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6895d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5f853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517b07" style:font-weight-asian="bold" style:font-weight-complex="bold"/>
    </style:style>
    <style:style style:name="T45" style:family="text">
      <style:text-properties fo:font-weight="bold" officeooo:rsid="00324557" style:font-weight-asian="bold" style:font-weight-complex="bold"/>
    </style:style>
    <style:style style:name="T46" style:family="text">
      <style:text-properties fo:font-weight="bold" officeooo:rsid="004e89f3" style:font-weight-asian="bold" style:font-weight-complex="bold"/>
    </style:style>
    <style:style style:name="T47" style:family="text">
      <style:text-properties fo:font-weight="bold" officeooo:rsid="005fc667" style:font-weight-asian="bold" style:font-weight-complex="bold"/>
    </style:style>
    <style:style style:name="T48" style:family="text">
      <style:text-properties fo:font-weight="bold" officeooo:rsid="00557cb9" style:font-weight-asian="bold" style:font-weight-complex="bold"/>
    </style:style>
    <style:style style:name="T49" style:family="text">
      <style:text-properties officeooo:rsid="005062e3"/>
    </style:style>
    <style:style style:name="T50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officeooo:rsid="00517b07"/>
    </style:style>
    <style:style style:name="T56" style:family="text">
      <style:text-properties officeooo:rsid="00324557"/>
    </style:style>
    <style:style style:name="T57" style:family="text">
      <style:text-properties officeooo:rsid="004e89f3"/>
    </style:style>
    <style:style style:name="T58" style:family="text">
      <style:text-properties officeooo:rsid="00532f8f"/>
    </style:style>
    <style:style style:name="T59" style:family="text">
      <style:text-properties officeooo:rsid="0035db3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officeooo:rsid="005fc667"/>
    </style:style>
    <style:style style:name="T62" style:family="text">
      <style:text-properties officeooo:rsid="005e773d"/>
    </style:style>
    <style:style style:name="T63" style:family="text">
      <style:text-properties officeooo:rsid="00557cb9"/>
    </style:style>
    <style:style style:name="T64" style:family="text">
      <style:text-properties officeooo:rsid="0064e3a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59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30">5</text:span><text:span text:style-name="T31">0</text:span><text:span text:style-name="T32">4</text:span><text:span text:style-name="T38">a</text:span><text:span text:style-name="T33"> - </text:span><text:span text:style-name="T34">A/G</text:span><text:span text:style-name="T35"> - </text:span><text:span text:style-name="T36">AGM-65 </text:span><text:span text:style-name="T37">Maverick</text:span></text:p>
      <text:p text:style-name="P6"/>
      <text:p text:style-name="P5">Fence in (switches on lower left instrument panel):</text:p>
      <text:list text:style-name="L1">
        <text:list-item>
          <text:p text:style-name="P13"><text:span text:style-name="T4">M</text:span><text:span text:style-name="T5">ASTER ARM</text:span><text:span text:style-name="T42"> ... </text:span><text:span text:style-name="T5">ARM</text:span></text:p>
        </text:list-item>
        <text:list-item>
          <text:p text:style-name="P20">GUN PAC<text:span text:style-name="T60"> ... </text:span>ARM</text:p>
        </text:list-item>
        <text:list-item>
          <text:p text:style-name="P21">LASER<text:span text:style-name="T60"> ... </text:span>ARM</text:p>
        </text:list-item>
        <text:list-item>
          <text:p text:style-name="P21">TGP<text:span text:style-name="T60"> ... </text:span>ARM</text:p>
        </text:list-item>
      </text:list>
      <text:p text:style-name="P1"/>
      <text:p text:style-name="P4"><text:span text:style-name="T43">AGM-65D</text:span> - IR, small warhead</text:p>
      <text:p text:style-name="P4"><text:span text:style-name="T43">AGM-65G</text:span> - IR, large warhead</text:p>
      <text:p text:style-name="P4"><text:span text:style-name="T43">AGM-65H</text:span> - EO, small warhead</text:p>
      <text:p text:style-name="P2"><text:span text:style-name="T48">AGM-65K</text:span><text:span text:style-name="T63"> - EO, large warhead</text:span></text:p>
      <text:p text:style-name="P3"><text:span text:style-name="T43">AGB-65L</text:span> - Laser, large warhead<text:span text:style-name="T62"> (A-10C II only)</text:span></text:p>
      <text:p text:style-name="P1"/>
      <text:p text:style-name="P11"><text:span text:style-name="T3">AGM-65</text:span><text:span text:style-name="T7">D/G/H/K</text:span><text:span text:style-name="T6"> </text:span><text:span text:style-name="T1">Mavericks </text:span><text:span text:style-name="T3">(</text:span><text:span text:style-name="T6">EO or </text:span><text:span text:style-name="T3">IR guided)</text:span><text:span text:style-name="T1"> -- </text:span><text:span text:style-name="T2">WIP</text:span></text:p>
      <text:p text:style-name="P11"><text:span text:style-name="T39">U</text:span><text:span text:style-name="T40">sing Maverick seeker for targeting:</text:span></text:p>
      <text:list xml:id="list2843309127" text:style-name="L2">
        <text:list-item>
          <text:p text:style-name="P33"><text:span text:style-name="T9">(</text:span><text:span text:style-name="T8">Optional, for decluttering) Put HUD in CCIP mode with </text:span><text:span text:style-name="T21">Master Mode Control Button</text:span><text:span text:style-name="T8"> (</text:span><text:span text:style-name="T21">Lower Gray Button</text:span><text:span text:style-name="T8">). <text:s/>This gives you the small gun cross instead of the large pipper.</text:span></text:p>
        </text:list-item>
        <text:list-item>
          <text:p text:style-name="P34"><text:span text:style-name="T51">S</text:span><text:span text:style-name="T50">elect Mavericks in </text:span><text:span text:style-name="T52">DSMS</text:span><text:span text:style-name="T50">:</text:span></text:p>
          <text:list>
            <text:list-item>
              <text:p text:style-name="P14"><text:span text:style-name="T51">On </text:span><text:span text:style-name="T54">left</text:span><text:span text:style-name="T53"> MFD</text:span><text:span text:style-name="T51">, press </text:span><text:span text:style-name="T53">DSMS</text:span><text:span text:style-name="T51"> OSB.</text:span></text:p>
            </text:list-item>
            <text:list-item>
              <text:p text:style-name="P35"><text:span text:style-name="T56">Press </text:span><text:span text:style-name="T44">3 and 9 </text:span><text:span text:style-name="T45">OSB</text:span><text:span text:style-name="T44">s</text:span><text:span text:style-name="T56"> </text:span><text:span text:style-name="T55">(</text:span><text:span text:style-name="T56">next to Maverick pylon</text:span><text:span text:style-name="T49">s</text:span><text:span text:style-name="T55">)</text:span><text:span text:style-name="T56"> to select</text:span><text:span text:style-name="T49">/highlight them.</text:span></text:p>
            </text:list-item>
          </text:list>
        </text:list-item>
        <text:list-item>
          <text:p text:style-name="P14"><text:span text:style-name="T9">On </text:span><text:span text:style-name="T22">left</text:span><text:span text:style-name="T24"> MFD</text:span><text:span text:style-name="T9">, </text:span><text:span text:style-name="T13">go to </text:span><text:span text:style-name="T22">MAV</text:span><text:span text:style-name="T13"> page with </text:span><text:span text:style-name="T22">Coolie Hat left</text:span><text:span text:style-name="T13"> (</text:span><text:span text:style-name="T22">Dish Hat left</text:span><text:span text:style-name="T13">) or </text:span><text:span text:style-name="T10">press </text:span><text:span text:style-name="T23">MAV</text:span><text:span text:style-name="T10"> OSB</text:span><text:span text:style-name="T13">.</text:span></text:p>
        </text:list-item>
        <text:list-item>
          <text:p text:style-name="P33"><text:span text:style-name="T8">If MFD says </text:span><text:span text:style-name="T21">OFF</text:span><text:span text:style-name="T8"> at the top</text:span><text:span text:style-name="T14"> right</text:span><text:span text:style-name="T8">, turn on Mavericks:</text:span></text:p>
          <text:list>
            <text:list-item>
              <text:p text:style-name="P14"><text:span text:style-name="T10">Press </text:span><text:span text:style-name="T23">EO OFF</text:span><text:span text:style-name="T10"> OSB to change to </text:span><text:span text:style-name="T22">EO </text:span><text:span text:style-name="T23">ON</text:span><text:span text:style-name="T9">. <text:s/></text:span><text:span text:style-name="T10">Missiles</text:span><text:span text:style-name="T9"> take </text:span><text:span text:style-name="T24">3 minutes</text:span><text:span text:style-name="T9"> to cool down.</text:span><text:span text:style-name="T13"> <text:s/>MFD says </text:span><text:span text:style-name="T22">ALIGN</text:span><text:span text:style-name="T13">.</text:span></text:p>
            </text:list-item>
            <text:list-item>
              <text:p text:style-name="P14"><text:span text:style-name="T9">W</text:span><text:span text:style-name="T10">hen</text:span><text:span text:style-name="T14"> missiles are ready</text:span><text:span text:style-name="T20">:</text:span><text:span text:style-name="T14"> Maverick video feed </text:span><text:span text:style-name="T20">appears, </text:span><text:span text:style-name="T10">and HUD goes from </text:span><text:span text:style-name="T23">ALN</text:span><text:span text:style-name="T10"> to </text:span><text:span text:style-name="T23">RDY</text:span><text:span text:style-name="T14">.</text:span></text:p>
            </text:list-item>
          </text:list>
        </text:list-item>
        <text:list-item>
          <text:p text:style-name="P14"><text:span text:style-name="T10">Press </text:span><text:span text:style-name="T23">Coolie Hat </text:span><text:span text:style-name="T26">left </text:span><text:span text:style-name="T23">long</text:span><text:span text:style-name="T10"> (</text:span><text:span text:style-name="T23">Dish Hat </text:span><text:span text:style-name="T26">left </text:span><text:span text:style-name="T23">long</text:span><text:span text:style-name="T10">) to set </text:span><text:span text:style-name="T23">SOI</text:span><text:span text:style-name="T10"> to </text:span><text:span text:style-name="T26">left</text:span><text:span text:style-name="T23"> MFD</text:span><text:span text:style-name="T10"> (the one with the MAV page).</text:span><text:span text:style-name="T15"> <text:s/></text:span><text:span text:style-name="T26">Maverick controls</text:span><text:span text:style-name="T15">:</text:span></text:p>
        </text:list-item>
      </text:list>
      <text:list xml:id="list2059957373" text:style-name="L3">
        <text:list-item>
          <text:list>
            <text:list-item>
              <text:p text:style-name="P22"><text:span text:style-name="T46">T</text:span><text:span text:style-name="T43">oggle Wide/Narrow FOV</text:span> <text:span text:style-name="T57">... </text:span>China Hat forward short (<text:span text:style-name="T43">Forward Thumb Button press short</text:span>)</text:p>
            </text:list-item>
            <text:list-item>
              <text:p text:style-name="P23"><text:span text:style-name="T43">Lock target manually</text:span>... TMS forward short (<text:span text:style-name="T43">Gray Reset Hat forward short</text:span>)</text:p>
            </text:list-item>
            <text:list-item>
              <text:p text:style-name="P24"><text:span text:style-name="T46">Ground lock seeker</text:span><text:span text:style-name="T57"> ... </text:span>TMS aft short (<text:span text:style-name="T43">Gray Reset Hat back short</text:span><text:span text:style-name="T57">)</text:span></text:p>
            </text:list-item>
            <text:list-item>
              <text:p text:style-name="P15"><text:span text:style-name="T26">Unlock/return to boresight</text:span><text:span text:style-name="T15"> ... China Hat back short (</text:span><text:span text:style-name="T26">Rear Thumb Button press short</text:span><text:span text:style-name="T15">)</text:span></text:p>
            </text:list-item>
            <text:list-item>
              <text:p text:style-name="P36"><text:span text:style-name="T26">Step to next missile</text:span><text:span text:style-name="T15"> ... With missile at boresight/caged, China Hat back short (</text:span><text:span text:style-name="T26">Rear Thumb Button press short</text:span><text:span text:style-name="T15">)</text:span></text:p>
            </text:list-item>
            <text:list-item>
              <text:p text:style-name="P24"><text:span text:style-name="T46">Set Maverick target as SPI</text:span><text:span text:style-name="T57"> ... </text:span>TMS forward long (<text:span text:style-name="T43">Gray Reset Hat forward long</text:span>)</text:p>
            </text:list-item>
            <text:list-item>
              <text:p text:style-name="P22"><text:span text:style-name="T46">Symbology color</text:span><text:span text:style-name="T47"> (IR)/Force correlate (EO)</text:span><text:span text:style-name="T57"> ... </text:span>Boat Switch <text:span text:style-name="T58">up/down/press </text:span>(<text:span text:style-name="T43">Pinky Switch up/down/press</text:span><text:span text:style-name="T58">) for black/white/auto</text:span><text:span text:style-name="T61">/FC</text:span>.</text:p>
            </text:list-item>
            <text:list-item>
              <text:p text:style-name="P31">Point Mav LOS to HMD ... DMS right long (Middle Finger Hat right long)</text:p>
            </text:list-item>
            <text:list-item>
              <text:p text:style-name="P32">Temporarily stabilize ... DMS up long (Middle Finger Hat up long) (while held)</text:p>
            </text:list-item>
          </text:list>
        </text:list-item>
      </text:list>
      <text:list xml:id="list212139430416325" text:continue-list="list2843309127" text:style-name="L2">
        <text:list-item>
          <text:p text:style-name="P25"><text:span text:style-name="T46">Seeker reticle</text:span><text:span text:style-name="T57"> shows on </text:span><text:span text:style-name="T46">HUD</text:span><text:span text:style-name="T57">. <text:s/></text:span>Slew onto target with <text:span text:style-name="T43">TDC </text:span><text:span text:style-name="T46">M</text:span><text:span text:style-name="T43">inistick</text:span>. <text:s/>It will automatically lock any target inside the tracking gate when it stops slewing.</text:p>
        </text:list-item>
        <text:list-item>
          <text:p text:style-name="P28">DLZ range indicator is on the lower left of the Maverick MFD.</text:p>
        </text:list-item>
        <text:list-item>
          <text:p text:style-name="P25">When you have lock<text:span text:style-name="T57"> (reticle on MFD is "buzzing")</text:span> and are in range, press <text:span text:style-name="T43">Red Button</text:span> to fire.</text:p>
        </text:list-item>
      </text:list>
      <text:list text:style-name="L4">
        <text:list-item>
          <text:list>
            <text:list-item>
              <text:p text:style-name="P16"><text:span text:style-name="T10">NOTE</text:span><text:span text:style-name="T19">:</text:span><text:span text:style-name="T10"> Flaps must be up to fire.</text:span></text:p>
            </text:list-item>
          </text:list>
        </text:list-item>
        <text:list-item>
          <text:p text:style-name="P17"><text:span text:style-name="T10">NOTE: If MAV MFD says </text:span><text:span text:style-name="T23">SENSOR</text:span><text:span text:style-name="T10"> down the left side, it means you don't have Mavericks selected as your current weapon.</text:span></text:p>
        </text:list-item>
      </text:list>
      <text:p text:style-name="P11"><text:span text:style-name="T39">U</text:span><text:span text:style-name="T40">sing TPOD</text:span><text:span text:style-name="T41"> for targeting:</text:span></text:p>
      <text:list xml:id="list881504614" text:style-name="L5">
        <text:list-item>
          <text:p text:style-name="P18"><text:span text:style-name="T9">F</text:span><text:span text:style-name="T10">ollow </text:span><text:span text:style-name="T23">steps 1-</text:span><text:span text:style-name="T27">4</text:span><text:span text:style-name="T23"> above</text:span><text:span text:style-name="T10"> to select and arm missile</text:span><text:span text:style-name="T16">s</text:span><text:span text:style-name="T10">.</text:span></text:p>
        </text:list-item>
        <text:list-item>
          <text:p text:style-name="P18"><text:span text:style-name="T10">On </text:span><text:span text:style-name="T26">right</text:span><text:span text:style-name="T23"> MFD</text:span><text:span text:style-name="T10">, press </text:span><text:span text:style-name="T23">TGP OSB</text:span><text:span text:style-name="T10">, then press </text:span><text:span text:style-name="T23">A-G</text:span><text:span text:style-name="T10"> OSB to select air-to-ground mode.</text:span></text:p>
        </text:list-item>
        <text:list-item>
          <text:p text:style-name="P18"><text:span text:style-name="T10">Press </text:span><text:span text:style-name="T23">Coolie Hat </text:span><text:span text:style-name="T26">right</text:span><text:span text:style-name="T23"> long</text:span><text:span text:style-name="T10"> (</text:span><text:span text:style-name="T23">Dish Hat </text:span><text:span text:style-name="T26">right</text:span><text:span text:style-name="T23"> long</text:span><text:span text:style-name="T10">) to set </text:span><text:span text:style-name="T25">SOI</text:span><text:span text:style-name="T11"> to MFD with </text:span><text:span text:style-name="T25">TGP</text:span><text:span text:style-name="T11">.</text:span></text:p>
        </text:list-item>
        <text:list-item>
          <text:p text:style-name="P18"><text:span text:style-name="T25">Designate target with TGP</text:span><text:span text:style-name="T11"> (see TGP page</text:span><text:span text:style-name="T18"> for full steps</text:span><text:span text:style-name="T11">).</text:span></text:p>
        </text:list-item>
        <text:list-item>
          <text:p text:style-name="P37"><text:span text:style-name="T11">S</text:span><text:span text:style-name="T8">et the </text:span><text:span text:style-name="T21">SPI</text:span><text:span text:style-name="T8"> to the target with </text:span><text:span text:style-name="T21">TMS up long</text:span><text:span text:style-name="T8"> (</text:span><text:span text:style-name="T21">Gray Reset Hat forward long</text:span><text:span text:style-name="T8">).</text:span></text:p>
        </text:list-item>
        <text:list-item>
          <text:p text:style-name="P37"><text:span text:style-name="T21">Point all sensors</text:span><text:span text:style-name="T8"> (including the Maverick) at the </text:span><text:span text:style-name="T21">SPI</text:span><text:span text:style-name="T8"> with </text:span><text:span text:style-name="T21">China Hat forward long</text:span><text:span text:style-name="T8"> (</text:span><text:span text:style-name="T21">Front Thumb Button long</text:span><text:span text:style-name="T8">)</text:span></text:p>
        </text:list-item>
        <text:list-item>
          <text:p text:style-name="P18"><text:span text:style-name="T17">P</text:span><text:span text:style-name="T11">ress </text:span><text:span text:style-name="T25">Coolie Hat </text:span><text:span text:style-name="T28">left</text:span><text:span text:style-name="T25"> long</text:span><text:span text:style-name="T11"> (</text:span><text:span text:style-name="T25">Dish Hat </text:span><text:span text:style-name="T28">left</text:span><text:span text:style-name="T25"> long</text:span><text:span text:style-name="T11">) to set </text:span><text:span text:style-name="T25">SOI</text:span><text:span text:style-name="T11"> to </text:span><text:span text:style-name="T25">MAV</text:span><text:span text:style-name="T11"> MFD</text:span><text:span text:style-name="T17"> for final adjustments.</text:span></text:p>
        </text:list-item>
      </text:list>
      <text:list text:style-name="L6">
        <text:list-item>
          <text:list>
            <text:list-item>
              <text:p text:style-name="P19"><text:span text:style-name="T12">It probably won't be able to lock yet at long range. <text:s/>When you get closer, press </text:span><text:span text:style-name="T25">TMS </text:span><text:span text:style-name="T29">up</text:span><text:span text:style-name="T25"> short</text:span><text:span text:style-name="T11"> (</text:span><text:span text:style-name="T25">Gray Reset Hat forward short</text:span><text:span text:style-name="T11">)</text:span><text:span text:style-name="T12"> to try to lock the target.</text:span></text:p>
            </text:list-item>
            <text:list-item>
              <text:p text:style-name="P38"><text:span text:style-name="T12">Press </text:span><text:span text:style-name="T29">China Hat forward short</text:span><text:span text:style-name="T12"> (</text:span><text:span text:style-name="T29">Front Thumb Button short</text:span><text:span text:style-name="T12">) to toggle </text:span><text:span text:style-name="T29">Maverick zoom/FOV</text:span><text:span text:style-name="T12">.</text:span></text:p>
            </text:list-item>
          </text:list>
        </text:list-item>
      </text:list>
      <text:list xml:id="list212139192018046" text:continue-list="list881504614" text:style-name="L5">
        <text:list-item>
          <text:p text:style-name="P29">DLZ range indicator is on the lower left of the Maverick MFD.</text:p>
        </text:list-item>
        <text:list-item>
          <text:p text:style-name="P26">When you have lock<text:span text:style-name="T57"> (reticle on MFD is "buzzing")</text:span> and are in range, press <text:span text:style-name="T43">Red Button</text:span> to fire.</text:p>
        </text:list-item>
      </text:list>
      <text:list text:style-name="L7">
        <text:list-item>
          <text:list>
            <text:list-item>
              <text:p text:style-name="P27">NOTE<text:span text:style-name="T64">:</text:span> Flaps must be up to fire.</text:p>
            </text:list-item>
          </text:list>
        </text:list-item>
      </text:list>
      <text:p text:style-name="P7"/>
      <text:p text:style-name="P8">Setting Maverick seeker boresight position</text:p>
      <text:list text:style-name="L8">
        <text:list-item>
          <text:p text:style-name="P30">With MAV MFD as SOI, press Boat Switch center (Pinky Switch press). <text:s/>MFD should say SEEKER BORESIGHT.</text:p>
        </text:list-item>
        <text:list-item>
          <text:p text:style-name="P30">Lock a target with the Maverick and press TMS forward short (Gray Reset Hat forward short). <text:s/>SEEKER BORESIGHT should show in reversed video.</text:p>
        </text:list-item>
        <text:list-item>
          <text:p text:style-name="P30">Press Boat Switch up or down (Pinky Switch up or down) to save the boresight position. <text:s/>Now when the Maverick is caged, it will return to that posi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21:37.341000000</dc:date>
    <meta:editing-duration>P1DT11H52M37S</meta:editing-duration>
    <meta:editing-cycles>8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9" meta:word-count="727" meta:character-count="3852" meta:non-whitespace-character-count="3216"/>
  </office:meta>
</office:document-meta>
</file>